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0cm" svg:y="11.528cm">
            <draw:object draw:notify-on-update-of-ranges="Sheet1.A3:Sheet1.A21 Sheet1.E3:Sheet1.E21 Sheet1.O3:Sheet1.O7 Sheet1.S3:Sheet1.S7 Sheet1.H3:Sheet1.H45 Sheet1.L3:Sheet1.L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1.708cm" svg:y="3.261cm">
            <draw:object draw:notify-on-update-of-ranges="Sheet1.O3:Sheet1.O7 Sheet1.S3:Sheet1.S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transverse misalignment</text:p>
          </table:table-cell>
          <table:table-cell table:number-columns-repeated="2"/>
          <table:table-cell office:value-type="string" calcext:value-type="string">
            <text:p>P_in = 2.70 uA</text:p>
          </table:table-cell>
          <table:table-cell table:number-columns-repeated="3"/>
          <table:table-cell office:value-type="string" calcext:value-type="string">
            <text:p>longitudinal misalignment</text:p>
          </table:table-cell>
          <table:table-cell table:number-columns-repeated="2"/>
          <table:table-cell office:value-type="string" calcext:value-type="string">
            <text:p>P_in = 2.75 uA</text:p>
          </table:table-cell>
          <table:table-cell table:number-columns-repeated="3"/>
          <table:table-cell office:value-type="string" calcext:value-type="string">
            <text:p>angular misalignment</text:p>
          </table:table-cell>
          <table:table-cell table:number-columns-repeated="2"/>
          <table:table-cell office:value-type="string" calcext:value-type="string">
            <text:p>P_in = 2.82</text:p>
          </table:table-cell>
          <table:table-cell/>
        </table:table-row>
        <table:table-row table:style-name="ro1">
          <table:table-cell office:value-type="string" calcext:value-type="string">
            <text:p>misalignment</text:p>
          </table:table-cell>
          <table:table-cell office:value-type="string" calcext:value-type="string">
            <text:p>P_out</text:p>
          </table:table-cell>
          <table:table-cell office:value-type="string" calcext:value-type="string">
            <text:p>P_out/P_in</text:p>
          </table:table-cell>
          <table:table-cell office:value-type="string" calcext:value-type="string">
            <text:p>P_in/P_out</text:p>
          </table:table-cell>
          <table:table-cell office:value-type="string" calcext:value-type="string">
            <text:p>loss(dB)</text:p>
          </table:table-cell>
          <table:table-cell table:number-columns-repeated="2"/>
          <table:table-cell office:value-type="string" calcext:value-type="string">
            <text:p>misalignment</text:p>
          </table:table-cell>
          <table:table-cell office:value-type="string" calcext:value-type="string">
            <text:p>P_out</text:p>
          </table:table-cell>
          <table:table-cell office:value-type="string" calcext:value-type="string">
            <text:p>P_out/P_in</text:p>
          </table:table-cell>
          <table:table-cell office:value-type="string" calcext:value-type="string">
            <text:p>P_in/P_out</text:p>
          </table:table-cell>
          <table:table-cell office:value-type="string" calcext:value-type="string">
            <text:p>loss(dB)</text:p>
          </table:table-cell>
          <table:table-cell table:number-columns-repeated="2"/>
          <table:table-cell office:value-type="string" calcext:value-type="string">
            <text:p>misalignment</text:p>
          </table:table-cell>
          <table:table-cell office:value-type="string" calcext:value-type="string">
            <text:p>P_out</text:p>
          </table:table-cell>
          <table:table-cell office:value-type="string" calcext:value-type="string">
            <text:p>P_out/P_in</text:p>
          </table:table-cell>
          <table:table-cell office:value-type="string" calcext:value-type="string">
            <text:p>P_in/P_out</text:p>
          </table:table-cell>
          <table:table-cell office:value-type="string" calcext:value-type="string">
            <text:p>loss(dB)</text:p>
          </table:table-cell>
        </table:table-row>
        <table:table-row table:style-name="ro1">
          <table:table-cell table:formula="of:=[.F3]*0.005"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table:formula="of:=[.B3]/2.7" office:value-type="float" office:value="0.996296296296296" calcext:value-type="float">
            <text:p>0.996296296296296</text:p>
          </table:table-cell>
          <table:table-cell table:formula="of:=2.7/[.B3]" office:value-type="float" office:value="1.00371747211896" calcext:value-type="float">
            <text:p>1.00371747211896</text:p>
          </table:table-cell>
          <table:table-cell table:formula="of:=10*LOG10([.D3])" office:value-type="float" office:value="0.0161148415657939" calcext:value-type="float">
            <text:p>0.01611484156579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3]*0.005"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table:formula="of:=[.I3]/2.75" office:value-type="float" office:value="0.989090909090909" calcext:value-type="float">
            <text:p>0.989090909090909</text:p>
          </table:table-cell>
          <table:table-cell table:formula="of:=2.75/[.I3]" office:value-type="float" office:value="1.01102941176471" calcext:value-type="float">
            <text:p>1.01102941176471</text:p>
          </table:table-cell>
          <table:table-cell table:formula="of:=10*LOG10([.K3])" office:value-type="float" office:value="0.0476378979606392" calcext:value-type="float">
            <text:p>0.047637897960639</text:p>
          </table:table-cell>
          <table:table-cell office:value-type="float" office:value="0" calcext:value-type="float">
            <text:p>0</text:p>
          </table:table-cell>
          <table:table-cell/>
          <table:table-cell table:formula="of:=0*10" office:value-type="float" office:value="0" calcext:value-type="float">
            <text:p>0</text:p>
          </table:table-cell>
          <table:table-cell office:value-type="float" office:value="2.82" calcext:value-type="float">
            <text:p>2.82</text:p>
          </table:table-cell>
          <table:table-cell table:formula="of:=[.P3]/2.82" office:value-type="float" office:value="1" calcext:value-type="float">
            <text:p>1</text:p>
          </table:table-cell>
          <table:table-cell table:formula="of:=2.82/[.P3]" office:value-type="float" office:value="1" calcext:value-type="float">
            <text:p>1</text:p>
          </table:table-cell>
          <table:table-cell table:formula="of:=10*LOG10([.R3])" office:value-type="float" office:value="0" calcext:value-type="float">
            <text:p>0</text:p>
          </table:table-cell>
        </table:table-row>
        <table:table-row table:style-name="ro1">
          <table:table-cell table:formula="of:=[.F4]*0.005" office:value-type="float" office:value="0.055" calcext:value-type="float">
            <text:p>0.055</text:p>
          </table:table-cell>
          <table:table-cell office:value-type="float" office:value="2.34" calcext:value-type="float">
            <text:p>2.34</text:p>
          </table:table-cell>
          <table:table-cell table:formula="of:=[.B4]/2.7" office:value-type="float" office:value="0.866666666666667" calcext:value-type="float">
            <text:p>0.866666666666667</text:p>
          </table:table-cell>
          <table:table-cell table:formula="of:=2.7/[.B4]" office:value-type="float" office:value="1.15384615384615" calcext:value-type="float">
            <text:p>1.15384615384615</text:p>
          </table:table-cell>
          <table:table-cell table:formula="of:=10*LOG10([.D4])" office:value-type="float" office:value="0.621479067488445" calcext:value-type="float">
            <text:p>0.62147906748844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M4]*0.005" office:value-type="float" office:value="0.01" calcext:value-type="float">
            <text:p>0.01</text:p>
          </table:table-cell>
          <table:table-cell office:value-type="float" office:value="2.7" calcext:value-type="float">
            <text:p>2.7</text:p>
          </table:table-cell>
          <table:table-cell table:formula="of:=[.I4]/2.75" office:value-type="float" office:value="0.981818181818182" calcext:value-type="float">
            <text:p>0.981818181818182</text:p>
          </table:table-cell>
          <table:table-cell table:formula="of:=2.75/[.I4]" office:value-type="float" office:value="1.01851851851852" calcext:value-type="float">
            <text:p>1.01851851851852</text:p>
          </table:table-cell>
          <table:table-cell table:formula="of:=10*LOG10([.K4])" office:value-type="float" office:value="0.0796892967127528" calcext:value-type="float">
            <text:p>0.0796892967127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.46" calcext:value-type="float">
            <text:p>1.46</text:p>
          </table:table-cell>
          <table:table-cell table:formula="of:=[.P4]/2.82" office:value-type="float" office:value="0.517730496453901" calcext:value-type="float">
            <text:p>0.517730496453901</text:p>
          </table:table-cell>
          <table:table-cell table:formula="of:=2.82/[.P4]" office:value-type="float" office:value="1.93150684931507" calcext:value-type="float">
            <text:p>1.93150684931507</text:p>
          </table:table-cell>
          <table:table-cell table:formula="of:=10*LOG10([.R4])" office:value-type="float" office:value="2.85896252534924" calcext:value-type="float">
            <text:p>2.85896252534924</text:p>
          </table:table-cell>
        </table:table-row>
        <table:table-row table:style-name="ro1">
          <table:table-cell table:formula="of:=[.F5]*0.005" office:value-type="float" office:value="0.105" calcext:value-type="float">
            <text:p>0.105</text:p>
          </table:table-cell>
          <table:table-cell office:value-type="float" office:value="2.15" calcext:value-type="float">
            <text:p>2.15</text:p>
          </table:table-cell>
          <table:table-cell table:formula="of:=[.B5]/2.7" office:value-type="float" office:value="0.796296296296296" calcext:value-type="float">
            <text:p>0.796296296296296</text:p>
          </table:table-cell>
          <table:table-cell table:formula="of:=2.7/[.B5]" office:value-type="float" office:value="1.25581395348837" calcext:value-type="float">
            <text:p>1.25581395348837</text:p>
          </table:table-cell>
          <table:table-cell table:formula="of:=10*LOG10([.D5])" office:value-type="float" office:value="0.989253042433821" calcext:value-type="float">
            <text:p>0.98925304243382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M5]*0.005" office:value-type="float" office:value="0.035" calcext:value-type="float">
            <text:p>0.035</text:p>
          </table:table-cell>
          <table:table-cell office:value-type="float" office:value="2.69" calcext:value-type="float">
            <text:p>2.69</text:p>
          </table:table-cell>
          <table:table-cell table:formula="of:=[.I5]/2.75" office:value-type="float" office:value="0.978181818181818" calcext:value-type="float">
            <text:p>0.978181818181818</text:p>
          </table:table-cell>
          <table:table-cell table:formula="of:=2.75/[.I5]" office:value-type="float" office:value="1.02230483271375" calcext:value-type="float">
            <text:p>1.02230483271375</text:p>
          </table:table-cell>
          <table:table-cell table:formula="of:=10*LOG10([.K5])" office:value-type="float" office:value="0.095804138278547" calcext:value-type="float">
            <text:p>0.09580413827854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1" calcext:value-type="float">
            <text:p>1.11</text:p>
          </table:table-cell>
          <table:table-cell table:formula="of:=[.P5]/2.82" office:value-type="float" office:value="0.393617021276596" calcext:value-type="float">
            <text:p>0.393617021276596</text:p>
          </table:table-cell>
          <table:table-cell table:formula="of:=2.82/[.P5]" office:value-type="float" office:value="2.54054054054054" calcext:value-type="float">
            <text:p>2.54054054054054</text:p>
          </table:table-cell>
          <table:table-cell table:formula="of:=10*LOG10([.R5])" office:value-type="float" office:value="4.04926129532704" calcext:value-type="float">
            <text:p>4.04926129532704</text:p>
          </table:table-cell>
        </table:table-row>
        <table:table-row table:style-name="ro1">
          <table:table-cell table:formula="of:=[.F6]*0.005" office:value-type="float" office:value="0.155" calcext:value-type="float">
            <text:p>0.155</text:p>
          </table:table-cell>
          <table:table-cell office:value-type="float" office:value="2.03" calcext:value-type="float">
            <text:p>2.03</text:p>
          </table:table-cell>
          <table:table-cell table:formula="of:=[.B6]/2.7" office:value-type="float" office:value="0.751851851851852" calcext:value-type="float">
            <text:p>0.751851851851852</text:p>
          </table:table-cell>
          <table:table-cell table:formula="of:=2.7/[.B6]" office:value-type="float" office:value="1.33004926108374" calcext:value-type="float">
            <text:p>1.33004926108374</text:p>
          </table:table-cell>
          <table:table-cell table:formula="of:=10*LOG10([.D6])" office:value-type="float" office:value="1.23867726245774" calcext:value-type="float">
            <text:p>1.2386772624577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M6]*0.005" office:value-type="float" office:value="0.06" calcext:value-type="float">
            <text:p>0.06</text:p>
          </table:table-cell>
          <table:table-cell office:value-type="float" office:value="2.66" calcext:value-type="float">
            <text:p>2.66</text:p>
          </table:table-cell>
          <table:table-cell table:formula="of:=[.I6]/2.75" office:value-type="float" office:value="0.967272727272727" calcext:value-type="float">
            <text:p>0.967272727272727</text:p>
          </table:table-cell>
          <table:table-cell table:formula="of:=2.75/[.I6]" office:value-type="float" office:value="1.03383458646617" calcext:value-type="float">
            <text:p>1.03383458646617</text:p>
          </table:table-cell>
          <table:table-cell table:formula="of:=10*LOG10([.K6])" office:value-type="float" office:value="0.144510571991956" calcext:value-type="float">
            <text:p>0.1445105719919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39" calcext:value-type="float">
            <text:p>0.39</text:p>
          </table:table-cell>
          <table:table-cell table:formula="of:=[.P6]/2.82" office:value-type="float" office:value="0.138297872340426" calcext:value-type="float">
            <text:p>0.138297872340426</text:p>
          </table:table-cell>
          <table:table-cell table:formula="of:=2.82/[.P6]" office:value-type="float" office:value="7.23076923076923" calcext:value-type="float">
            <text:p>7.23076923076923</text:p>
          </table:table-cell>
          <table:table-cell table:formula="of:=10*LOG10([.R6])" office:value-type="float" office:value="8.59184501292862" calcext:value-type="float">
            <text:p>8.59184501292862</text:p>
          </table:table-cell>
        </table:table-row>
        <table:table-row table:style-name="ro1">
          <table:table-cell table:formula="of:=[.F7]*0.005" office:value-type="float" office:value="0.205" calcext:value-type="float">
            <text:p>0.205</text:p>
          </table:table-cell>
          <table:table-cell office:value-type="float" office:value="1.98" calcext:value-type="float">
            <text:p>1.98</text:p>
          </table:table-cell>
          <table:table-cell table:formula="of:=[.B7]/2.7" office:value-type="float" office:value="0.733333333333333" calcext:value-type="float">
            <text:p>0.733333333333333</text:p>
          </table:table-cell>
          <table:table-cell table:formula="of:=2.7/[.B7]" office:value-type="float" office:value="1.36363636363636" calcext:value-type="float">
            <text:p>1.36363636363636</text:p>
          </table:table-cell>
          <table:table-cell table:formula="of:=10*LOG10([.D7])" office:value-type="float" office:value="1.34698573897456" calcext:value-type="float">
            <text:p>1.34698573897456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M7]*0.005" office:value-type="float" office:value="0.085" calcext:value-type="float">
            <text:p>0.085</text:p>
          </table:table-cell>
          <table:table-cell office:value-type="float" office:value="2.63" calcext:value-type="float">
            <text:p>2.63</text:p>
          </table:table-cell>
          <table:table-cell table:formula="of:=[.I7]/2.75" office:value-type="float" office:value="0.956363636363636" calcext:value-type="float">
            <text:p>0.956363636363636</text:p>
          </table:table-cell>
          <table:table-cell table:formula="of:=2.75/[.I7]" office:value-type="float" office:value="1.04562737642586" calcext:value-type="float">
            <text:p>1.04562737642586</text:p>
          </table:table-cell>
          <table:table-cell table:formula="of:=10*LOG10([.K7])" office:value-type="float" office:value="0.193769453405048" calcext:value-type="float">
            <text:p>0.19376945340504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03" calcext:value-type="float">
            <text:p>0.003</text:p>
          </table:table-cell>
          <table:table-cell table:formula="of:=[.P7]/2.82" office:value-type="float" office:value="0.00106382978723404" calcext:value-type="float">
            <text:p>0.001063829787234</text:p>
          </table:table-cell>
          <table:table-cell table:formula="of:=2.82/[.P7]" office:value-type="float" office:value="940" calcext:value-type="float">
            <text:p>940</text:p>
          </table:table-cell>
          <table:table-cell table:formula="of:=10*LOG10([.R7])" office:value-type="float" office:value="29.731278535997" calcext:value-type="float">
            <text:p>29.731278535997</text:p>
          </table:table-cell>
        </table:table-row>
        <table:table-row table:style-name="ro1">
          <table:table-cell table:formula="of:=[.F8]*0.005" office:value-type="float" office:value="0.255" calcext:value-type="float">
            <text:p>0.255</text:p>
          </table:table-cell>
          <table:table-cell office:value-type="float" office:value="1.69" calcext:value-type="float">
            <text:p>1.69</text:p>
          </table:table-cell>
          <table:table-cell table:formula="of:=[.B8]/2.7" office:value-type="float" office:value="0.625925925925926" calcext:value-type="float">
            <text:p>0.625925925925926</text:p>
          </table:table-cell>
          <table:table-cell table:formula="of:=2.7/[.B8]" office:value-type="float" office:value="1.59763313609467" calcext:value-type="float">
            <text:p>1.59763313609467</text:p>
          </table:table-cell>
          <table:table-cell table:formula="of:=10*LOG10([.D8])" office:value-type="float" office:value="2.03477059545314" calcext:value-type="float">
            <text:p>2.0347705954531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M8]*0.005" office:value-type="float" office:value="0.11" calcext:value-type="float">
            <text:p>0.11</text:p>
          </table:table-cell>
          <table:table-cell office:value-type="float" office:value="2.61" calcext:value-type="float">
            <text:p>2.61</text:p>
          </table:table-cell>
          <table:table-cell table:formula="of:=[.I8]/2.75" office:value-type="float" office:value="0.949090909090909" calcext:value-type="float">
            <text:p>0.949090909090909</text:p>
          </table:table-cell>
          <table:table-cell table:formula="of:=2.75/[.I8]" office:value-type="float" office:value="1.0536398467433" calcext:value-type="float">
            <text:p>1.0536398467433</text:p>
          </table:table-cell>
          <table:table-cell table:formula="of:=10*LOG10([.K8])" office:value-type="float" office:value="0.226921864919817" calcext:value-type="float">
            <text:p>0.22692186491981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14" calcext:value-type="float">
            <text:p>1.14</text:p>
          </table:table-cell>
          <table:table-cell table:formula="of:=[.P8]/2.82" office:value-type="float" office:value="0.404255319148936" calcext:value-type="float">
            <text:p>0.404255319148936</text:p>
          </table:table-cell>
          <table:table-cell table:formula="of:=2.82/[.P8]" office:value-type="float" office:value="2.47368421052632" calcext:value-type="float">
            <text:p>2.47368421052632</text:p>
          </table:table-cell>
          <table:table-cell table:formula="of:=10*LOG10([.R8])" office:value-type="float" office:value="3.93344256982889" calcext:value-type="float">
            <text:p>3.93344256982889</text:p>
          </table:table-cell>
        </table:table-row>
        <table:table-row table:style-name="ro1">
          <table:table-cell table:formula="of:=[.F9]*0.005" office:value-type="float" office:value="0.305" calcext:value-type="float">
            <text:p>0.305</text:p>
          </table:table-cell>
          <table:table-cell office:value-type="float" office:value="1.5" calcext:value-type="float">
            <text:p>1.5</text:p>
          </table:table-cell>
          <table:table-cell table:formula="of:=[.B9]/2.7" office:value-type="float" office:value="0.555555555555555" calcext:value-type="float">
            <text:p>0.555555555555555</text:p>
          </table:table-cell>
          <table:table-cell table:formula="of:=2.7/[.B9]" office:value-type="float" office:value="1.8" calcext:value-type="float">
            <text:p>1.8</text:p>
          </table:table-cell>
          <table:table-cell table:formula="of:=10*LOG10([.D9])" office:value-type="float" office:value="2.55272505103306" calcext:value-type="float">
            <text:p>2.55272505103306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M9]*0.005" office:value-type="float" office:value="0.135" calcext:value-type="float">
            <text:p>0.135</text:p>
          </table:table-cell>
          <table:table-cell office:value-type="float" office:value="2.57" calcext:value-type="float">
            <text:p>2.57</text:p>
          </table:table-cell>
          <table:table-cell table:formula="of:=[.I9]/2.75" office:value-type="float" office:value="0.934545454545454" calcext:value-type="float">
            <text:p>0.934545454545454</text:p>
          </table:table-cell>
          <table:table-cell table:formula="of:=2.75/[.I9]" office:value-type="float" office:value="1.07003891050584" calcext:value-type="float">
            <text:p>1.07003891050584</text:p>
          </table:table-cell>
          <table:table-cell table:formula="of:=10*LOG10([.K9])" office:value-type="float" office:value="0.293995704989681" calcext:value-type="float">
            <text:p>0.29399570498968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.22" calcext:value-type="float">
            <text:p>0.22</text:p>
          </table:table-cell>
          <table:table-cell table:formula="of:=[.P9]/2.82" office:value-type="float" office:value="0.0780141843971631" calcext:value-type="float">
            <text:p>0.078014184397163</text:p>
          </table:table-cell>
          <table:table-cell table:formula="of:=2.82/[.P9]" office:value-type="float" office:value="12.8181818181818" calcext:value-type="float">
            <text:p>12.8181818181818</text:p>
          </table:table-cell>
          <table:table-cell table:formula="of:=10*LOG10([.R9])" office:value-type="float" office:value="11.0782642749715" calcext:value-type="float">
            <text:p>11.0782642749715</text:p>
          </table:table-cell>
        </table:table-row>
        <table:table-row table:style-name="ro1">
          <table:table-cell table:formula="of:=[.F10]*0.005" office:value-type="float" office:value="0.355" calcext:value-type="float">
            <text:p>0.355</text:p>
          </table:table-cell>
          <table:table-cell office:value-type="float" office:value="1.35" calcext:value-type="float">
            <text:p>1.35</text:p>
          </table:table-cell>
          <table:table-cell table:formula="of:=[.B10]/2.7" office:value-type="float" office:value="0.5" calcext:value-type="float">
            <text:p>0.5</text:p>
          </table:table-cell>
          <table:table-cell table:formula="of:=2.7/[.B10]" office:value-type="float" office:value="2" calcext:value-type="float">
            <text:p>2</text:p>
          </table:table-cell>
          <table:table-cell table:formula="of:=10*LOG10([.D10])" office:value-type="float" office:value="3.01029995663981" calcext:value-type="float">
            <text:p>3.01029995663981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M10]*0.005" office:value-type="float" office:value="0.16" calcext:value-type="float">
            <text:p>0.16</text:p>
          </table:table-cell>
          <table:table-cell office:value-type="float" office:value="2.43" calcext:value-type="float">
            <text:p>2.43</text:p>
          </table:table-cell>
          <table:table-cell table:formula="of:=[.I10]/2.75" office:value-type="float" office:value="0.883636363636364" calcext:value-type="float">
            <text:p>0.883636363636364</text:p>
          </table:table-cell>
          <table:table-cell table:formula="of:=2.75/[.I10]" office:value-type="float" office:value="1.13168724279835" calcext:value-type="float">
            <text:p>1.13168724279835</text:p>
          </table:table-cell>
          <table:table-cell table:formula="of:=10*LOG10([.K10])" office:value-type="float" office:value="0.537264202319504" calcext:value-type="float">
            <text:p>0.53726420231950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.069" calcext:value-type="float">
            <text:p>0.069</text:p>
          </table:table-cell>
          <table:table-cell table:formula="of:=[.P10]/2.82" office:value-type="float" office:value="0.024468085106383" calcext:value-type="float">
            <text:p>0.024468085106383</text:p>
          </table:table-cell>
          <table:table-cell table:formula="of:=2.82/[.P10]" office:value-type="float" office:value="40.8695652173913" calcext:value-type="float">
            <text:p>40.8695652173913</text:p>
          </table:table-cell>
          <table:table-cell table:formula="of:=10*LOG10([.R10])" office:value-type="float" office:value="16.1140001758211" calcext:value-type="float">
            <text:p>16.1140001758211</text:p>
          </table:table-cell>
        </table:table-row>
        <table:table-row table:style-name="ro1">
          <table:table-cell table:formula="of:=[.F11]*0.005" office:value-type="float" office:value="0.405" calcext:value-type="float">
            <text:p>0.405</text:p>
          </table:table-cell>
          <table:table-cell office:value-type="float" office:value="1.22" calcext:value-type="float">
            <text:p>1.22</text:p>
          </table:table-cell>
          <table:table-cell table:formula="of:=[.B11]/2.7" office:value-type="float" office:value="0.451851851851852" calcext:value-type="float">
            <text:p>0.451851851851852</text:p>
          </table:table-cell>
          <table:table-cell table:formula="of:=2.7/[.B11]" office:value-type="float" office:value="2.21311475409836" calcext:value-type="float">
            <text:p>2.21311475409836</text:p>
          </table:table-cell>
          <table:table-cell table:formula="of:=10*LOG10([.D11])" office:value-type="float" office:value="3.45003933484239" calcext:value-type="float">
            <text:p>3.45003933484239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M11]*0.005" office:value-type="float" office:value="0.185" calcext:value-type="float">
            <text:p>0.185</text:p>
          </table:table-cell>
          <table:table-cell office:value-type="float" office:value="2.4" calcext:value-type="float">
            <text:p>2.4</text:p>
          </table:table-cell>
          <table:table-cell table:formula="of:=[.I11]/2.75" office:value-type="float" office:value="0.872727272727273" calcext:value-type="float">
            <text:p>0.872727272727273</text:p>
          </table:table-cell>
          <table:table-cell table:formula="of:=2.75/[.I11]" office:value-type="float" office:value="1.14583333333333" calcext:value-type="float">
            <text:p>1.14583333333333</text:p>
          </table:table-cell>
          <table:table-cell table:formula="of:=10*LOG10([.K11])" office:value-type="float" office:value="0.591214521186567" calcext:value-type="float">
            <text:p>0.59121452118656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table:formula="of:=[.P11]/2.82" office:value-type="float" office:value="0.00141843971631206" calcext:value-type="float">
            <text:p>0.001418439716312</text:p>
          </table:table-cell>
          <table:table-cell table:formula="of:=2.82/[.P11]" office:value-type="float" office:value="705" calcext:value-type="float">
            <text:p>705</text:p>
          </table:table-cell>
          <table:table-cell table:formula="of:=10*LOG10([.R11])" office:value-type="float" office:value="28.481891169914" calcext:value-type="float">
            <text:p>28.481891169914</text:p>
          </table:table-cell>
        </table:table-row>
        <table:table-row table:style-name="ro1">
          <table:table-cell table:formula="of:=[.F12]*0.005" office:value-type="float" office:value="0.455" calcext:value-type="float">
            <text:p>0.455</text:p>
          </table:table-cell>
          <table:table-cell office:value-type="float" office:value="1.05" calcext:value-type="float">
            <text:p>1.05</text:p>
          </table:table-cell>
          <table:table-cell table:formula="of:=[.B12]/2.7" office:value-type="float" office:value="0.388888888888889" calcext:value-type="float">
            <text:p>0.388888888888889</text:p>
          </table:table-cell>
          <table:table-cell table:formula="of:=2.7/[.B12]" office:value-type="float" office:value="2.57142857142857" calcext:value-type="float">
            <text:p>2.57142857142857</text:p>
          </table:table-cell>
          <table:table-cell table:formula="of:=10*LOG10([.D12])" office:value-type="float" office:value="4.10174465089049" calcext:value-type="float">
            <text:p>4.10174465089049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M12]*0.005" office:value-type="float" office:value="0.21" calcext:value-type="float">
            <text:p>0.21</text:p>
          </table:table-cell>
          <table:table-cell office:value-type="float" office:value="2.36" calcext:value-type="float">
            <text:p>2.36</text:p>
          </table:table-cell>
          <table:table-cell table:formula="of:=[.I12]/2.75" office:value-type="float" office:value="0.858181818181818" calcext:value-type="float">
            <text:p>0.858181818181818</text:p>
          </table:table-cell>
          <table:table-cell table:formula="of:=2.75/[.I12]" office:value-type="float" office:value="1.16525423728814" calcext:value-type="float">
            <text:p>1.16525423728814</text:p>
          </table:table-cell>
          <table:table-cell table:formula="of:=10*LOG10([.K12])" office:value-type="float" office:value="0.664206908601561" calcext:value-type="float">
            <text:p>0.664206908601561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formula="of:=[.F13]*0.005" office:value-type="float" office:value="0.505" calcext:value-type="float">
            <text:p>0.505</text:p>
          </table:table-cell>
          <table:table-cell office:value-type="float" office:value="0.85" calcext:value-type="float">
            <text:p>0.85</text:p>
          </table:table-cell>
          <table:table-cell table:formula="of:=[.B13]/2.7" office:value-type="float" office:value="0.314814814814815" calcext:value-type="float">
            <text:p>0.314814814814815</text:p>
          </table:table-cell>
          <table:table-cell table:formula="of:=2.7/[.B13]" office:value-type="float" office:value="3.17647058823529" calcext:value-type="float">
            <text:p>3.17647058823529</text:p>
          </table:table-cell>
          <table:table-cell table:formula="of:=10*LOG10([.D13])" office:value-type="float" office:value="5.01944838444695" calcext:value-type="float">
            <text:p>5.01944838444695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M13]*0.005" office:value-type="float" office:value="0.235" calcext:value-type="float">
            <text:p>0.235</text:p>
          </table:table-cell>
          <table:table-cell office:value-type="float" office:value="2.33" calcext:value-type="float">
            <text:p>2.33</text:p>
          </table:table-cell>
          <table:table-cell table:formula="of:=[.I13]/2.75" office:value-type="float" office:value="0.847272727272727" calcext:value-type="float">
            <text:p>0.847272727272727</text:p>
          </table:table-cell>
          <table:table-cell table:formula="of:=2.75/[.I13]" office:value-type="float" office:value="1.18025751072961" calcext:value-type="float">
            <text:p>1.18025751072961</text:p>
          </table:table-cell>
          <table:table-cell table:formula="of:=10*LOG10([.K13])" office:value-type="float" office:value="0.719767728042436" calcext:value-type="float">
            <text:p>0.719767728042436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formula="of:=[.F14]*0.005" office:value-type="float" office:value="0.555" calcext:value-type="float">
            <text:p>0.555</text:p>
          </table:table-cell>
          <table:table-cell office:value-type="float" office:value="0.69" calcext:value-type="float">
            <text:p>0.69</text:p>
          </table:table-cell>
          <table:table-cell table:formula="of:=[.B14]/2.7" office:value-type="float" office:value="0.255555555555556" calcext:value-type="float">
            <text:p>0.255555555555556</text:p>
          </table:table-cell>
          <table:table-cell table:formula="of:=2.7/[.B14]" office:value-type="float" office:value="3.91304347826087" calcext:value-type="float">
            <text:p>3.91304347826087</text:p>
          </table:table-cell>
          <table:table-cell table:formula="of:=10*LOG10([.D14])" office:value-type="float" office:value="5.92514673421732" calcext:value-type="float">
            <text:p>5.92514673421732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M14]*0.005" office:value-type="float" office:value="0.26" calcext:value-type="float">
            <text:p>0.26</text:p>
          </table:table-cell>
          <table:table-cell office:value-type="float" office:value="2.32" calcext:value-type="float">
            <text:p>2.32</text:p>
          </table:table-cell>
          <table:table-cell table:formula="of:=[.I14]/2.75" office:value-type="float" office:value="0.843636363636364" calcext:value-type="float">
            <text:p>0.843636363636364</text:p>
          </table:table-cell>
          <table:table-cell table:formula="of:=2.75/[.I14]" office:value-type="float" office:value="1.18534482758621" calcext:value-type="float">
            <text:p>1.18534482758621</text:p>
          </table:table-cell>
          <table:table-cell table:formula="of:=10*LOG10([.K14])" office:value-type="float" office:value="0.73844708939363" calcext:value-type="float">
            <text:p>0.73844708939363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formula="of:=[.F15]*0.005" office:value-type="float" office:value="0.605" calcext:value-type="float">
            <text:p>0.605</text:p>
          </table:table-cell>
          <table:table-cell office:value-type="float" office:value="0.53" calcext:value-type="float">
            <text:p>0.53</text:p>
          </table:table-cell>
          <table:table-cell table:formula="of:=[.B15]/2.7" office:value-type="float" office:value="0.196296296296296" calcext:value-type="float">
            <text:p>0.196296296296296</text:p>
          </table:table-cell>
          <table:table-cell table:formula="of:=2.7/[.B15]" office:value-type="float" office:value="5.09433962264151" calcext:value-type="float">
            <text:p>5.09433962264151</text:p>
          </table:table-cell>
          <table:table-cell table:formula="of:=10*LOG10([.D15])" office:value-type="float" office:value="7.07087894558198" calcext:value-type="float">
            <text:p>7.07087894558198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M15]*0.005" office:value-type="float" office:value="0.285" calcext:value-type="float">
            <text:p>0.285</text:p>
          </table:table-cell>
          <table:table-cell office:value-type="float" office:value="2.3" calcext:value-type="float">
            <text:p>2.3</text:p>
          </table:table-cell>
          <table:table-cell table:formula="of:=[.I15]/2.75" office:value-type="float" office:value="0.836363636363636" calcext:value-type="float">
            <text:p>0.836363636363636</text:p>
          </table:table-cell>
          <table:table-cell table:formula="of:=2.75/[.I15]" office:value-type="float" office:value="1.19565217391304" calcext:value-type="float">
            <text:p>1.19565217391304</text:p>
          </table:table-cell>
          <table:table-cell table:formula="of:=10*LOG10([.K15])" office:value-type="float" office:value="0.776048578126698" calcext:value-type="float">
            <text:p>0.776048578126698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formula="of:=[.F16]*0.005" office:value-type="float" office:value="0.655" calcext:value-type="float">
            <text:p>0.655</text:p>
          </table:table-cell>
          <table:table-cell office:value-type="float" office:value="0.38" calcext:value-type="float">
            <text:p>0.38</text:p>
          </table:table-cell>
          <table:table-cell table:formula="of:=[.B16]/2.7" office:value-type="float" office:value="0.140740740740741" calcext:value-type="float">
            <text:p>0.140740740740741</text:p>
          </table:table-cell>
          <table:table-cell table:formula="of:=2.7/[.B16]" office:value-type="float" office:value="7.10526315789474" calcext:value-type="float">
            <text:p>7.10526315789474</text:p>
          </table:table-cell>
          <table:table-cell table:formula="of:=10*LOG10([.D16])" office:value-type="float" office:value="8.51580167542177" calcext:value-type="float">
            <text:p>8.51580167542177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M16]*0.005" office:value-type="float" office:value="0.31" calcext:value-type="float">
            <text:p>0.31</text:p>
          </table:table-cell>
          <table:table-cell office:value-type="float" office:value="2.31" calcext:value-type="float">
            <text:p>2.31</text:p>
          </table:table-cell>
          <table:table-cell table:formula="of:=[.I16]/2.75" office:value-type="float" office:value="0.84" calcext:value-type="float">
            <text:p>0.84</text:p>
          </table:table-cell>
          <table:table-cell table:formula="of:=2.75/[.I16]" office:value-type="float" office:value="1.19047619047619" calcext:value-type="float">
            <text:p>1.19047619047619</text:p>
          </table:table-cell>
          <table:table-cell table:formula="of:=10*LOG10([.K16])" office:value-type="float" office:value="0.757207139381183" calcext:value-type="float">
            <text:p>0.757207139381183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formula="of:=[.F17]*0.005" office:value-type="float" office:value="0.705" calcext:value-type="float">
            <text:p>0.705</text:p>
          </table:table-cell>
          <table:table-cell office:value-type="float" office:value="0.26" calcext:value-type="float">
            <text:p>0.26</text:p>
          </table:table-cell>
          <table:table-cell table:formula="of:=[.B17]/2.7" office:value-type="float" office:value="0.0962962962962963" calcext:value-type="float">
            <text:p>0.096296296296296</text:p>
          </table:table-cell>
          <table:table-cell table:formula="of:=2.7/[.B17]" office:value-type="float" office:value="10.3846153846154" calcext:value-type="float">
            <text:p>10.3846153846154</text:p>
          </table:table-cell>
          <table:table-cell table:formula="of:=10*LOG10([.D17])" office:value-type="float" office:value="10.1639041618817" calcext:value-type="float">
            <text:p>10.1639041618817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[.M17]*0.005" office:value-type="float" office:value="0.335" calcext:value-type="float">
            <text:p>0.335</text:p>
          </table:table-cell>
          <table:table-cell office:value-type="float" office:value="2.24" calcext:value-type="float">
            <text:p>2.24</text:p>
          </table:table-cell>
          <table:table-cell table:formula="of:=[.I17]/2.75" office:value-type="float" office:value="0.814545454545454" calcext:value-type="float">
            <text:p>0.814545454545454</text:p>
          </table:table-cell>
          <table:table-cell table:formula="of:=2.75/[.I17]" office:value-type="float" office:value="1.22767857142857" calcext:value-type="float">
            <text:p>1.22767857142857</text:p>
          </table:table-cell>
          <table:table-cell table:formula="of:=10*LOG10([.K17])" office:value-type="float" office:value="0.890846754960998" calcext:value-type="float">
            <text:p>0.890846754960998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table:formula="of:=[.F18]*0.005" office:value-type="float" office:value="0.755" calcext:value-type="float">
            <text:p>0.755</text:p>
          </table:table-cell>
          <table:table-cell office:value-type="float" office:value="0.17" calcext:value-type="float">
            <text:p>0.17</text:p>
          </table:table-cell>
          <table:table-cell table:formula="of:=[.B18]/2.7" office:value-type="float" office:value="0.062962962962963" calcext:value-type="float">
            <text:p>0.062962962962963</text:p>
          </table:table-cell>
          <table:table-cell table:formula="of:=2.7/[.B18]" office:value-type="float" office:value="15.8823529411765" calcext:value-type="float">
            <text:p>15.8823529411765</text:p>
          </table:table-cell>
          <table:table-cell table:formula="of:=10*LOG10([.D18])" office:value-type="float" office:value="12.0091484278071" calcext:value-type="float">
            <text:p>12.0091484278071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M18]*0.005" office:value-type="float" office:value="0.36" calcext:value-type="float">
            <text:p>0.36</text:p>
          </table:table-cell>
          <table:table-cell office:value-type="float" office:value="2.24" calcext:value-type="float">
            <text:p>2.24</text:p>
          </table:table-cell>
          <table:table-cell table:formula="of:=[.I18]/2.75" office:value-type="float" office:value="0.814545454545454" calcext:value-type="float">
            <text:p>0.814545454545454</text:p>
          </table:table-cell>
          <table:table-cell table:formula="of:=2.75/[.I18]" office:value-type="float" office:value="1.22767857142857" calcext:value-type="float">
            <text:p>1.22767857142857</text:p>
          </table:table-cell>
          <table:table-cell table:formula="of:=10*LOG10([.K18])" office:value-type="float" office:value="0.890846754960998" calcext:value-type="float">
            <text:p>0.890846754960998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formula="of:=[.F19]*0.005" office:value-type="float" office:value="0.805" calcext:value-type="float">
            <text:p>0.805</text:p>
          </table:table-cell>
          <table:table-cell office:value-type="float" office:value="0.08" calcext:value-type="float">
            <text:p>0.08</text:p>
          </table:table-cell>
          <table:table-cell table:formula="of:=[.B19]/2.7" office:value-type="float" office:value="0.0296296296296296" calcext:value-type="float">
            <text:p>0.02962962962963</text:p>
          </table:table-cell>
          <table:table-cell table:formula="of:=2.7/[.B19]" office:value-type="float" office:value="33.75" calcext:value-type="float">
            <text:p>33.75</text:p>
          </table:table-cell>
          <table:table-cell table:formula="of:=10*LOG10([.D19])" office:value-type="float" office:value="15.2827377716704" calcext:value-type="float">
            <text:p>15.2827377716704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M19]*0.005" office:value-type="float" office:value="0.385" calcext:value-type="float">
            <text:p>0.385</text:p>
          </table:table-cell>
          <table:table-cell office:value-type="float" office:value="2.21" calcext:value-type="float">
            <text:p>2.21</text:p>
          </table:table-cell>
          <table:table-cell table:formula="of:=[.I19]/2.75" office:value-type="float" office:value="0.803636363636364" calcext:value-type="float">
            <text:p>0.803636363636364</text:p>
          </table:table-cell>
          <table:table-cell table:formula="of:=2.75/[.I19]" office:value-type="float" office:value="1.24434389140272" calcext:value-type="float">
            <text:p>1.24434389140272</text:p>
          </table:table-cell>
          <table:table-cell table:formula="of:=10*LOG10([.K19])" office:value-type="float" office:value="0.94940420145152" calcext:value-type="float">
            <text:p>0.94940420145152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table:formula="of:=[.F20]*0.005" office:value-type="float" office:value="0.855" calcext:value-type="float">
            <text:p>0.855</text:p>
          </table:table-cell>
          <table:table-cell office:value-type="float" office:value="0.04" calcext:value-type="float">
            <text:p>0.04</text:p>
          </table:table-cell>
          <table:table-cell table:formula="of:=[.B20]/2.7" office:value-type="float" office:value="0.0148148148148148" calcext:value-type="float">
            <text:p>0.014814814814815</text:p>
          </table:table-cell>
          <table:table-cell table:formula="of:=2.7/[.B20]" office:value-type="float" office:value="67.5" calcext:value-type="float">
            <text:p>67.5</text:p>
          </table:table-cell>
          <table:table-cell table:formula="of:=10*LOG10([.D20])" office:value-type="float" office:value="18.2930377283102" calcext:value-type="float">
            <text:p>18.2930377283102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M20]*0.005" office:value-type="float" office:value="0.41" calcext:value-type="float">
            <text:p>0.41</text:p>
          </table:table-cell>
          <table:table-cell office:value-type="float" office:value="2.23" calcext:value-type="float">
            <text:p>2.23</text:p>
          </table:table-cell>
          <table:table-cell table:formula="of:=[.I20]/2.75" office:value-type="float" office:value="0.810909090909091" calcext:value-type="float">
            <text:p>0.810909090909091</text:p>
          </table:table-cell>
          <table:table-cell table:formula="of:=2.75/[.I20]" office:value-type="float" office:value="1.23318385650224" calcext:value-type="float">
            <text:p>1.23318385650224</text:p>
          </table:table-cell>
          <table:table-cell table:formula="of:=10*LOG10([.K20])" office:value-type="float" office:value="0.91027830782102" calcext:value-type="float">
            <text:p>0.91027830782102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table:formula="of:=[.F21]*0.005" office:value-type="float" office:value="0.905" calcext:value-type="float">
            <text:p>0.905</text:p>
          </table:table-cell>
          <table:table-cell office:value-type="float" office:value="0.01" calcext:value-type="float">
            <text:p>0.01</text:p>
          </table:table-cell>
          <table:table-cell table:formula="of:=[.B21]/2.7" office:value-type="float" office:value="0.0037037037037037" calcext:value-type="float">
            <text:p>0.003703703703704</text:p>
          </table:table-cell>
          <table:table-cell table:formula="of:=2.7/[.B21]" office:value-type="float" office:value="270" calcext:value-type="float">
            <text:p>270</text:p>
          </table:table-cell>
          <table:table-cell table:formula="of:=10*LOG10([.D21])" office:value-type="float" office:value="24.3136376415899" calcext:value-type="float">
            <text:p>24.3136376415899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M21]*0.005" office:value-type="float" office:value="0.435" calcext:value-type="float">
            <text:p>0.435</text:p>
          </table:table-cell>
          <table:table-cell office:value-type="float" office:value="2.19" calcext:value-type="float">
            <text:p>2.19</text:p>
          </table:table-cell>
          <table:table-cell table:formula="of:=[.I21]/2.75" office:value-type="float" office:value="0.796363636363636" calcext:value-type="float">
            <text:p>0.796363636363636</text:p>
          </table:table-cell>
          <table:table-cell table:formula="of:=2.75/[.I21]" office:value-type="float" office:value="1.25570776255708" calcext:value-type="float">
            <text:p>1.25570776255708</text:p>
          </table:table-cell>
          <table:table-cell table:formula="of:=10*LOG10([.K21])" office:value-type="float" office:value="0.988885789901443" calcext:value-type="float">
            <text:p>0.988885789901443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uA</text:p>
          </table:table-cell>
          <table:table-cell table:number-columns-repeated="5"/>
          <table:table-cell table:formula="of:=[.M22]*0.005" office:value-type="float" office:value="0.46" calcext:value-type="float">
            <text:p>0.46</text:p>
          </table:table-cell>
          <table:table-cell office:value-type="float" office:value="2.23" calcext:value-type="float">
            <text:p>2.23</text:p>
          </table:table-cell>
          <table:table-cell table:formula="of:=[.I22]/2.75" office:value-type="float" office:value="0.810909090909091" calcext:value-type="float">
            <text:p>0.810909090909091</text:p>
          </table:table-cell>
          <table:table-cell table:formula="of:=2.75/[.I22]" office:value-type="float" office:value="1.23318385650224" calcext:value-type="float">
            <text:p>1.23318385650224</text:p>
          </table:table-cell>
          <table:table-cell table:formula="of:=10*LOG10([.K22])" office:value-type="float" office:value="0.91027830782102" calcext:value-type="float">
            <text:p>0.91027830782102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23]*0.005" office:value-type="float" office:value="0.485" calcext:value-type="float">
            <text:p>0.485</text:p>
          </table:table-cell>
          <table:table-cell office:value-type="float" office:value="2.27" calcext:value-type="float">
            <text:p>2.27</text:p>
          </table:table-cell>
          <table:table-cell table:formula="of:=[.I23]/2.75" office:value-type="float" office:value="0.825454545454545" calcext:value-type="float">
            <text:p>0.825454545454545</text:p>
          </table:table-cell>
          <table:table-cell table:formula="of:=2.75/[.I23]" office:value-type="float" office:value="1.21145374449339" calcext:value-type="float">
            <text:p>1.21145374449339</text:p>
          </table:table-cell>
          <table:table-cell table:formula="of:=10*LOG10([.K23])" office:value-type="float" office:value="0.833068366371399" calcext:value-type="float">
            <text:p>0.833068366371399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24]*0.005" office:value-type="float" office:value="0.51" calcext:value-type="float">
            <text:p>0.51</text:p>
          </table:table-cell>
          <table:table-cell office:value-type="float" office:value="2.28" calcext:value-type="float">
            <text:p>2.28</text:p>
          </table:table-cell>
          <table:table-cell table:formula="of:=[.I24]/2.75" office:value-type="float" office:value="0.829090909090909" calcext:value-type="float">
            <text:p>0.829090909090909</text:p>
          </table:table-cell>
          <table:table-cell table:formula="of:=2.75/[.I24]" office:value-type="float" office:value="1.20614035087719" calcext:value-type="float">
            <text:p>1.20614035087719</text:p>
          </table:table-cell>
          <table:table-cell table:formula="of:=10*LOG10([.K24])" office:value-type="float" office:value="0.813978468298089" calcext:value-type="float">
            <text:p>0.813978468298089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25]*0.005" office:value-type="float" office:value="0.535" calcext:value-type="float">
            <text:p>0.535</text:p>
          </table:table-cell>
          <table:table-cell office:value-type="float" office:value="2.25" calcext:value-type="float">
            <text:p>2.25</text:p>
          </table:table-cell>
          <table:table-cell table:formula="of:=[.I25]/2.75" office:value-type="float" office:value="0.818181818181818" calcext:value-type="float">
            <text:p>0.818181818181818</text:p>
          </table:table-cell>
          <table:table-cell table:formula="of:=2.75/[.I25]" office:value-type="float" office:value="1.22222222222222" calcext:value-type="float">
            <text:p>1.22222222222222</text:p>
          </table:table-cell>
          <table:table-cell table:formula="of:=10*LOG10([.K25])" office:value-type="float" office:value="0.871501757189002" calcext:value-type="float">
            <text:p>0.871501757189002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26]*0.005" office:value-type="float" office:value="0.56" calcext:value-type="float">
            <text:p>0.56</text:p>
          </table:table-cell>
          <table:table-cell office:value-type="float" office:value="2.2" calcext:value-type="float">
            <text:p>2.2</text:p>
          </table:table-cell>
          <table:table-cell table:formula="of:=[.I26]/2.75" office:value-type="float" office:value="0.8" calcext:value-type="float">
            <text:p>0.8</text:p>
          </table:table-cell>
          <table:table-cell table:formula="of:=2.75/[.I26]" office:value-type="float" office:value="1.25" calcext:value-type="float">
            <text:p>1.25</text:p>
          </table:table-cell>
          <table:table-cell table:formula="of:=10*LOG10([.K26])" office:value-type="float" office:value="0.969100130080564" calcext:value-type="float">
            <text:p>0.969100130080564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27]*0.005" office:value-type="float" office:value="0.585" calcext:value-type="float">
            <text:p>0.585</text:p>
          </table:table-cell>
          <table:table-cell office:value-type="float" office:value="2.14" calcext:value-type="float">
            <text:p>2.14</text:p>
          </table:table-cell>
          <table:table-cell table:formula="of:=[.I27]/2.75" office:value-type="float" office:value="0.778181818181818" calcext:value-type="float">
            <text:p>0.778181818181818</text:p>
          </table:table-cell>
          <table:table-cell table:formula="of:=2.75/[.I27]" office:value-type="float" office:value="1.28504672897196" calcext:value-type="float">
            <text:p>1.28504672897196</text:p>
          </table:table-cell>
          <table:table-cell table:formula="of:=10*LOG10([.K27])" office:value-type="float" office:value="1.08918920481072" calcext:value-type="float">
            <text:p>1.08918920481072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28]*0.005" office:value-type="float" office:value="0.61" calcext:value-type="float">
            <text:p>0.61</text:p>
          </table:table-cell>
          <table:table-cell office:value-type="float" office:value="2.05" calcext:value-type="float">
            <text:p>2.05</text:p>
          </table:table-cell>
          <table:table-cell table:formula="of:=[.I28]/2.75" office:value-type="float" office:value="0.745454545454545" calcext:value-type="float">
            <text:p>0.745454545454545</text:p>
          </table:table-cell>
          <table:table-cell table:formula="of:=2.75/[.I28]" office:value-type="float" office:value="1.34146341463415" calcext:value-type="float">
            <text:p>1.34146341463415</text:p>
          </table:table-cell>
          <table:table-cell table:formula="of:=10*LOG10([.K28])" office:value-type="float" office:value="1.27578832774508" calcext:value-type="float">
            <text:p>1.27578832774508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29]*0.005" office:value-type="float" office:value="0.635" calcext:value-type="float">
            <text:p>0.635</text:p>
          </table:table-cell>
          <table:table-cell office:value-type="float" office:value="2.01" calcext:value-type="float">
            <text:p>2.01</text:p>
          </table:table-cell>
          <table:table-cell table:formula="of:=[.I29]/2.75" office:value-type="float" office:value="0.730909090909091" calcext:value-type="float">
            <text:p>0.730909090909091</text:p>
          </table:table-cell>
          <table:table-cell table:formula="of:=2.75/[.I29]" office:value-type="float" office:value="1.3681592039801" calcext:value-type="float">
            <text:p>1.3681592039801</text:p>
          </table:table-cell>
          <table:table-cell table:formula="of:=10*LOG10([.K29])" office:value-type="float" office:value="1.36136636409774" calcext:value-type="float">
            <text:p>1.36136636409774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30]*0.005" office:value-type="float" office:value="0.66" calcext:value-type="float">
            <text:p>0.66</text:p>
          </table:table-cell>
          <table:table-cell office:value-type="float" office:value="1.96" calcext:value-type="float">
            <text:p>1.96</text:p>
          </table:table-cell>
          <table:table-cell table:formula="of:=[.I30]/2.75" office:value-type="float" office:value="0.712727272727273" calcext:value-type="float">
            <text:p>0.712727272727273</text:p>
          </table:table-cell>
          <table:table-cell table:formula="of:=2.75/[.I30]" office:value-type="float" office:value="1.4030612244898" calcext:value-type="float">
            <text:p>1.4030612244898</text:p>
          </table:table-cell>
          <table:table-cell table:formula="of:=10*LOG10([.K30])" office:value-type="float" office:value="1.47076622473787" calcext:value-type="float">
            <text:p>1.47076622473787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31]*0.005" office:value-type="float" office:value="0.685" calcext:value-type="float">
            <text:p>0.685</text:p>
          </table:table-cell>
          <table:table-cell office:value-type="float" office:value="1.93" calcext:value-type="float">
            <text:p>1.93</text:p>
          </table:table-cell>
          <table:table-cell table:formula="of:=[.I31]/2.75" office:value-type="float" office:value="0.701818181818182" calcext:value-type="float">
            <text:p>0.701818181818182</text:p>
          </table:table-cell>
          <table:table-cell table:formula="of:=2.75/[.I31]" office:value-type="float" office:value="1.42487046632124" calcext:value-type="float">
            <text:p>1.42487046632124</text:p>
          </table:table-cell>
          <table:table-cell table:formula="of:=10*LOG10([.K31])" office:value-type="float" office:value="1.53775384822489" calcext:value-type="float">
            <text:p>1.53775384822489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32]*0.005" office:value-type="float" office:value="0.71" calcext:value-type="float">
            <text:p>0.71</text:p>
          </table:table-cell>
          <table:table-cell office:value-type="float" office:value="1.9" calcext:value-type="float">
            <text:p>1.9</text:p>
          </table:table-cell>
          <table:table-cell table:formula="of:=[.I32]/2.75" office:value-type="float" office:value="0.690909090909091" calcext:value-type="float">
            <text:p>0.690909090909091</text:p>
          </table:table-cell>
          <table:table-cell table:formula="of:=2.75/[.I32]" office:value-type="float" office:value="1.44736842105263" calcext:value-type="float">
            <text:p>1.44736842105263</text:p>
          </table:table-cell>
          <table:table-cell table:formula="of:=10*LOG10([.K32])" office:value-type="float" office:value="1.60579092877434" calcext:value-type="float">
            <text:p>1.60579092877434</text:p>
          </table:table-cell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33]*0.005" office:value-type="float" office:value="0.735" calcext:value-type="float">
            <text:p>0.735</text:p>
          </table:table-cell>
          <table:table-cell office:value-type="float" office:value="1.9" calcext:value-type="float">
            <text:p>1.9</text:p>
          </table:table-cell>
          <table:table-cell table:formula="of:=[.I33]/2.75" office:value-type="float" office:value="0.690909090909091" calcext:value-type="float">
            <text:p>0.690909090909091</text:p>
          </table:table-cell>
          <table:table-cell table:formula="of:=2.75/[.I33]" office:value-type="float" office:value="1.44736842105263" calcext:value-type="float">
            <text:p>1.44736842105263</text:p>
          </table:table-cell>
          <table:table-cell table:formula="of:=10*LOG10([.K33])" office:value-type="float" office:value="1.60579092877434" calcext:value-type="float">
            <text:p>1.60579092877434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34]*0.005" office:value-type="float" office:value="0.76" calcext:value-type="float">
            <text:p>0.76</text:p>
          </table:table-cell>
          <table:table-cell office:value-type="float" office:value="1.9" calcext:value-type="float">
            <text:p>1.9</text:p>
          </table:table-cell>
          <table:table-cell table:formula="of:=[.I34]/2.75" office:value-type="float" office:value="0.690909090909091" calcext:value-type="float">
            <text:p>0.690909090909091</text:p>
          </table:table-cell>
          <table:table-cell table:formula="of:=2.75/[.I34]" office:value-type="float" office:value="1.44736842105263" calcext:value-type="float">
            <text:p>1.44736842105263</text:p>
          </table:table-cell>
          <table:table-cell table:formula="of:=10*LOG10([.K34])" office:value-type="float" office:value="1.60579092877434" calcext:value-type="float">
            <text:p>1.60579092877434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35]*0.005" office:value-type="float" office:value="0.785" calcext:value-type="float">
            <text:p>0.785</text:p>
          </table:table-cell>
          <table:table-cell office:value-type="float" office:value="1.86" calcext:value-type="float">
            <text:p>1.86</text:p>
          </table:table-cell>
          <table:table-cell table:formula="of:=[.I35]/2.75" office:value-type="float" office:value="0.676363636363636" calcext:value-type="float">
            <text:p>0.676363636363636</text:p>
          </table:table-cell>
          <table:table-cell table:formula="of:=2.75/[.I35]" office:value-type="float" office:value="1.47849462365591" calcext:value-type="float">
            <text:p>1.47849462365591</text:p>
          </table:table-cell>
          <table:table-cell table:formula="of:=10*LOG10([.K35])" office:value-type="float" office:value="1.69819749612346" calcext:value-type="float">
            <text:p>1.69819749612346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36]*0.005" office:value-type="float" office:value="0.81" calcext:value-type="float">
            <text:p>0.81</text:p>
          </table:table-cell>
          <table:table-cell office:value-type="float" office:value="1.85" calcext:value-type="float">
            <text:p>1.85</text:p>
          </table:table-cell>
          <table:table-cell table:formula="of:=[.I36]/2.75" office:value-type="float" office:value="0.672727272727273" calcext:value-type="float">
            <text:p>0.672727272727273</text:p>
          </table:table-cell>
          <table:table-cell table:formula="of:=2.75/[.I36]" office:value-type="float" office:value="1.48648648648649" calcext:value-type="float">
            <text:p>1.48648648648649</text:p>
          </table:table-cell>
          <table:table-cell table:formula="of:=10*LOG10([.K36])" office:value-type="float" office:value="1.72160965427249" calcext:value-type="float">
            <text:p>1.72160965427249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37]*0.005" office:value-type="float" office:value="0.835" calcext:value-type="float">
            <text:p>0.835</text:p>
          </table:table-cell>
          <table:table-cell office:value-type="float" office:value="1.8" calcext:value-type="float">
            <text:p>1.8</text:p>
          </table:table-cell>
          <table:table-cell table:formula="of:=[.I37]/2.75" office:value-type="float" office:value="0.654545454545455" calcext:value-type="float">
            <text:p>0.654545454545455</text:p>
          </table:table-cell>
          <table:table-cell table:formula="of:=2.75/[.I37]" office:value-type="float" office:value="1.52777777777778" calcext:value-type="float">
            <text:p>1.52777777777778</text:p>
          </table:table-cell>
          <table:table-cell table:formula="of:=10*LOG10([.K37])" office:value-type="float" office:value="1.84060188726957" calcext:value-type="float">
            <text:p>1.84060188726957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38]*0.005" office:value-type="float" office:value="0.86" calcext:value-type="float">
            <text:p>0.86</text:p>
          </table:table-cell>
          <table:table-cell office:value-type="float" office:value="1.72" calcext:value-type="float">
            <text:p>1.72</text:p>
          </table:table-cell>
          <table:table-cell table:formula="of:=[.I38]/2.75" office:value-type="float" office:value="0.625454545454546" calcext:value-type="float">
            <text:p>0.625454545454546</text:p>
          </table:table-cell>
          <table:table-cell table:formula="of:=2.75/[.I38]" office:value-type="float" office:value="1.59883720930233" calcext:value-type="float">
            <text:p>1.59883720930233</text:p>
          </table:table-cell>
          <table:table-cell table:formula="of:=10*LOG10([.K38])" office:value-type="float" office:value="2.03804246922714" calcext:value-type="float">
            <text:p>2.03804246922714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39]*0.005" office:value-type="float" office:value="0.885" calcext:value-type="float">
            <text:p>0.885</text:p>
          </table:table-cell>
          <table:table-cell office:value-type="float" office:value="1.67" calcext:value-type="float">
            <text:p>1.67</text:p>
          </table:table-cell>
          <table:table-cell table:formula="of:=[.I39]/2.75" office:value-type="float" office:value="0.607272727272727" calcext:value-type="float">
            <text:p>0.607272727272727</text:p>
          </table:table-cell>
          <table:table-cell table:formula="of:=2.75/[.I39]" office:value-type="float" office:value="1.64670658682635" calcext:value-type="float">
            <text:p>1.64670658682635</text:p>
          </table:table-cell>
          <table:table-cell table:formula="of:=10*LOG10([.K39])" office:value-type="float" office:value="2.16616222682679" calcext:value-type="float">
            <text:p>2.16616222682679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40]*0.005" office:value-type="float" office:value="0.91" calcext:value-type="float">
            <text:p>0.91</text:p>
          </table:table-cell>
          <table:table-cell office:value-type="float" office:value="1.64" calcext:value-type="float">
            <text:p>1.64</text:p>
          </table:table-cell>
          <table:table-cell table:formula="of:=[.I40]/2.75" office:value-type="float" office:value="0.596363636363636" calcext:value-type="float">
            <text:p>0.596363636363636</text:p>
          </table:table-cell>
          <table:table-cell table:formula="of:=2.75/[.I40]" office:value-type="float" office:value="1.67682926829268" calcext:value-type="float">
            <text:p>1.67682926829268</text:p>
          </table:table-cell>
          <table:table-cell table:formula="of:=10*LOG10([.K40])" office:value-type="float" office:value="2.24488845782565" calcext:value-type="float">
            <text:p>2.24488845782565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41]*0.005" office:value-type="float" office:value="0.935" calcext:value-type="float">
            <text:p>0.935</text:p>
          </table:table-cell>
          <table:table-cell office:value-type="float" office:value="1.59" calcext:value-type="float">
            <text:p>1.59</text:p>
          </table:table-cell>
          <table:table-cell table:formula="of:=[.I41]/2.75" office:value-type="float" office:value="0.578181818181818" calcext:value-type="float">
            <text:p>0.578181818181818</text:p>
          </table:table-cell>
          <table:table-cell table:formula="of:=2.75/[.I41]" office:value-type="float" office:value="1.72955974842767" calcext:value-type="float">
            <text:p>1.72955974842767</text:p>
          </table:table-cell>
          <table:table-cell table:formula="of:=10*LOG10([.K41])" office:value-type="float" office:value="2.37935569509811" calcext:value-type="float">
            <text:p>2.37935569509811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42]*0.005" office:value-type="float" office:value="0.96" calcext:value-type="float">
            <text:p>0.96</text:p>
          </table:table-cell>
          <table:table-cell office:value-type="float" office:value="1.56" calcext:value-type="float">
            <text:p>1.56</text:p>
          </table:table-cell>
          <table:table-cell table:formula="of:=[.I42]/2.75" office:value-type="float" office:value="0.567272727272727" calcext:value-type="float">
            <text:p>0.567272727272727</text:p>
          </table:table-cell>
          <table:table-cell table:formula="of:=2.75/[.I42]" office:value-type="float" office:value="1.76282051282051" calcext:value-type="float">
            <text:p>1.76282051282051</text:p>
          </table:table-cell>
          <table:table-cell table:formula="of:=10*LOG10([.K42])" office:value-type="float" office:value="2.46208095475801" calcext:value-type="float">
            <text:p>2.46208095475801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43]*0.005" office:value-type="float" office:value="0.985" calcext:value-type="float">
            <text:p>0.985</text:p>
          </table:table-cell>
          <table:table-cell office:value-type="float" office:value="1.56" calcext:value-type="float">
            <text:p>1.56</text:p>
          </table:table-cell>
          <table:table-cell table:formula="of:=[.I43]/2.75" office:value-type="float" office:value="0.567272727272727" calcext:value-type="float">
            <text:p>0.567272727272727</text:p>
          </table:table-cell>
          <table:table-cell table:formula="of:=2.75/[.I43]" office:value-type="float" office:value="1.76282051282051" calcext:value-type="float">
            <text:p>1.76282051282051</text:p>
          </table:table-cell>
          <table:table-cell table:formula="of:=10*LOG10([.K43])" office:value-type="float" office:value="2.46208095475801" calcext:value-type="float">
            <text:p>2.46208095475801</text:p>
          </table:table-cell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44]*0.005" office:value-type="float" office:value="1.01" calcext:value-type="float">
            <text:p>1.01</text:p>
          </table:table-cell>
          <table:table-cell office:value-type="float" office:value="1.55" calcext:value-type="float">
            <text:p>1.55</text:p>
          </table:table-cell>
          <table:table-cell table:formula="of:=[.I44]/2.75" office:value-type="float" office:value="0.563636363636364" calcext:value-type="float">
            <text:p>0.563636363636364</text:p>
          </table:table-cell>
          <table:table-cell table:formula="of:=2.75/[.I44]" office:value-type="float" office:value="1.7741935483871" calcext:value-type="float">
            <text:p>1.7741935483871</text:p>
          </table:table-cell>
          <table:table-cell table:formula="of:=10*LOG10([.K44])" office:value-type="float" office:value="2.49000995659971" calcext:value-type="float">
            <text:p>2.49000995659971</text:p>
          </table:table-cell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M45]*0.005" office:value-type="float" office:value="1.035" calcext:value-type="float">
            <text:p>1.035</text:p>
          </table:table-cell>
          <table:table-cell office:value-type="float" office:value="1.52" calcext:value-type="float">
            <text:p>1.52</text:p>
          </table:table-cell>
          <table:table-cell table:formula="of:=[.I45]/2.75" office:value-type="float" office:value="0.552727272727273" calcext:value-type="float">
            <text:p>0.552727272727273</text:p>
          </table:table-cell>
          <table:table-cell table:formula="of:=2.75/[.I45]" office:value-type="float" office:value="1.80921052631579" calcext:value-type="float">
            <text:p>1.80921052631579</text:p>
          </table:table-cell>
          <table:table-cell table:formula="of:=10*LOG10([.K45])" office:value-type="float" office:value="2.5748910588549" calcext:value-type="float">
            <text:p>2.5748910588549</text:p>
          </table:table-cell>
          <table:table-cell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office:value-type="string" calcext:value-type="string">
            <text:p>mm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6">00/00/0000</text:date>, <text:time style:data-style-name="N2" text:time-value="12:59:24.283652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00:29:15.582341052</meta:creation-date>
    <dc:date>2022-11-26T22:03:53.404357997</dc:date>
    <meta:editing-duration>PT9H43M39S</meta:editing-duration>
    <meta:editing-cycles>4</meta:editing-cycles>
    <meta:generator>LibreOffice/7.0.4.2$Linux_X86_64 LibreOffice_project/00$Build-2</meta:generator>
    <meta:document-statistic meta:table-count="1" meta:cell-count="43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606cm" svg:y="0.316cm" chart:style-name="ch2">
          <text:p>Misalignment</text:p>
        </chart:title>
        <chart:plot-area chart:style-name="ch3" table:cell-range-address="Sheet1.A3:Sheet1.A21 Sheet1.E3:Sheet1.E21 Sheet1.S3:Sheet1.S7 Sheet1.L3:Sheet1.L45" svg:x="1.33cm" svg:y="1.275cm" svg:width="14.349cm" svg:height="6.569cm">
          <chart:coordinate-region svg:x="1.951cm" svg:y="1.474cm" svg:width="13.488cm" svg:height="5.723cm"/>
          <chart:axis chart:dimension="x" chart:name="primary-x" chart:style-name="ch4">
            <chart:title svg:x="7.124cm" svg:y="8.024cm" chart:style-name="ch5">
              <text:p>Misalignment (cm)</text:p>
            </chart:title>
            <chart:grid chart:style-name="ch6" chart:class="major"/>
          </chart:axis>
          <chart:axis chart:dimension="y" chart:name="primary-y" chart:style-name="ch7">
            <chart:title svg:x="0.451cm" svg:y="5.304cm" chart:style-name="ch8">
              <text:p>Loss (dB)</text:p>
            </chart:title>
            <chart:grid chart:style-name="ch6" chart:class="major"/>
          </chart:axis>
          <chart:series chart:style-name="ch9" chart:values-cell-range-address="Sheet1.E3:Sheet1.E21" chart:class="chart:scatter">
            <chart:domain table:cell-range-address="Sheet1.A3:Sheet1.A21"/>
            <chart:data-point chart:repeated="19"/>
          </chart:series>
          <chart:series chart:style-name="ch10" chart:values-cell-range-address="Sheet1.S3:Sheet1.S7" chart:class="chart:scatter">
            <chart:domain table:cell-range-address="Sheet1.O3:Sheet1.O7"/>
            <chart:data-point chart:repeated="5"/>
          </chart:series>
          <chart:series chart:style-name="ch11" chart:values-cell-range-address="Sheet1.L3:Sheet1.L45" chart:class="chart:scatter">
            <chart:domain table:cell-range-address="Sheet1.H3:Sheet1.H45"/>
            <chart:data-point chart:repeated="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O</text:p>
              </table:table-cell>
              <table:table-cell office:value-type="string">
                <text:p>Column S</text:p>
              </table:table-cell>
              <table:table-cell office:value-type="string">
                <text:p>Column H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21</svg:desc>
                </draw:g>
              </table:table-cell>
              <table:table-cell office:value-type="float" office:value="0.0161148415657939">
                <text:p>0.0161148415657939</text:p>
                <draw:g>
                  <svg:desc>Sheet1.E3:Sheet1.E21</svg:desc>
                </draw:g>
              </table:table-cell>
              <table:table-cell office:value-type="float" office:value="0">
                <text:p>0</text:p>
                <draw:g>
                  <svg:desc>Sheet1.O3:Sheet1.O7</svg:desc>
                </draw:g>
              </table:table-cell>
              <table:table-cell office:value-type="float" office:value="0">
                <text:p>0</text:p>
                <draw:g>
                  <svg:desc>Sheet1.S3:Sheet1.S7</svg:desc>
                </draw:g>
              </table:table-cell>
              <table:table-cell office:value-type="float" office:value="0">
                <text:p>0</text:p>
                <draw:g>
                  <svg:desc>Sheet1.H3:Sheet1.H45</svg:desc>
                </draw:g>
              </table:table-cell>
              <table:table-cell office:value-type="float" office:value="0.0476378979606392">
                <text:p>0.0476378979606392</text:p>
                <draw:g>
                  <svg:desc>Sheet1.L3:Sheet1.L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5">
                <text:p>0.055</text:p>
              </table:table-cell>
              <table:table-cell office:value-type="float" office:value="0.621479067488445">
                <text:p>0.621479067488445</text:p>
              </table:table-cell>
              <table:table-cell office:value-type="float" office:value="0.2">
                <text:p>0.2</text:p>
              </table:table-cell>
              <table:table-cell office:value-type="float" office:value="2.85896252534924">
                <text:p>2.85896252534924</text:p>
              </table:table-cell>
              <table:table-cell office:value-type="float" office:value="0.01">
                <text:p>0.01</text:p>
              </table:table-cell>
              <table:table-cell office:value-type="float" office:value="0.0796892967127528">
                <text:p>0.0796892967127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5">
                <text:p>0.105</text:p>
              </table:table-cell>
              <table:table-cell office:value-type="float" office:value="0.989253042433821">
                <text:p>0.989253042433821</text:p>
              </table:table-cell>
              <table:table-cell office:value-type="float" office:value="0.4">
                <text:p>0.4</text:p>
              </table:table-cell>
              <table:table-cell office:value-type="float" office:value="4.04926129532704">
                <text:p>4.04926129532704</text:p>
              </table:table-cell>
              <table:table-cell office:value-type="float" office:value="0.035">
                <text:p>0.035</text:p>
              </table:table-cell>
              <table:table-cell office:value-type="float" office:value="0.095804138278547">
                <text:p>0.095804138278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5">
                <text:p>0.155</text:p>
              </table:table-cell>
              <table:table-cell office:value-type="float" office:value="1.23867726245774">
                <text:p>1.23867726245774</text:p>
              </table:table-cell>
              <table:table-cell office:value-type="float" office:value="0.6">
                <text:p>0.6</text:p>
              </table:table-cell>
              <table:table-cell office:value-type="float" office:value="8.59184501292862">
                <text:p>8.59184501292862</text:p>
              </table:table-cell>
              <table:table-cell office:value-type="float" office:value="0.06">
                <text:p>0.06</text:p>
              </table:table-cell>
              <table:table-cell office:value-type="float" office:value="0.144510571991956">
                <text:p>0.144510571991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5">
                <text:p>0.205</text:p>
              </table:table-cell>
              <table:table-cell office:value-type="float" office:value="1.34698573897456">
                <text:p>1.34698573897456</text:p>
              </table:table-cell>
              <table:table-cell office:value-type="float" office:value="0.8">
                <text:p>0.8</text:p>
              </table:table-cell>
              <table:table-cell office:value-type="float" office:value="29.731278535997">
                <text:p>29.731278535997</text:p>
              </table:table-cell>
              <table:table-cell office:value-type="float" office:value="0.085">
                <text:p>0.085</text:p>
              </table:table-cell>
              <table:table-cell office:value-type="float" office:value="0.193769453405048">
                <text:p>0.193769453405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5">
                <text:p>0.255</text:p>
              </table:table-cell>
              <table:table-cell office:value-type="float" office:value="2.03477059545314">
                <text:p>2.03477059545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0.226921864919817">
                <text:p>0.2269218649198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5">
                <text:p>0.305</text:p>
              </table:table-cell>
              <table:table-cell office:value-type="float" office:value="2.55272505103306">
                <text:p>2.55272505103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5">
                <text:p>0.135</text:p>
              </table:table-cell>
              <table:table-cell office:value-type="float" office:value="0.293995704989681">
                <text:p>0.2939957049896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5">
                <text:p>0.355</text:p>
              </table:table-cell>
              <table:table-cell office:value-type="float" office:value="3.01029995663981">
                <text:p>3.01029995663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0.537264202319504">
                <text:p>0.537264202319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5">
                <text:p>0.405</text:p>
              </table:table-cell>
              <table:table-cell office:value-type="float" office:value="3.45003933484239">
                <text:p>3.45003933484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5">
                <text:p>0.185</text:p>
              </table:table-cell>
              <table:table-cell office:value-type="float" office:value="0.591214521186567">
                <text:p>0.591214521186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5">
                <text:p>0.455</text:p>
              </table:table-cell>
              <table:table-cell office:value-type="float" office:value="4.10174465089049">
                <text:p>4.1017446508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0.664206908601561">
                <text:p>0.664206908601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5">
                <text:p>0.505</text:p>
              </table:table-cell>
              <table:table-cell office:value-type="float" office:value="5.01944838444695">
                <text:p>5.01944838444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">
                <text:p>0.235</text:p>
              </table:table-cell>
              <table:table-cell office:value-type="float" office:value="0.719767728042436">
                <text:p>0.719767728042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5">
                <text:p>0.555</text:p>
              </table:table-cell>
              <table:table-cell office:value-type="float" office:value="5.92514673421732">
                <text:p>5.9251467342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0.73844708939363">
                <text:p>0.73844708939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5">
                <text:p>0.605</text:p>
              </table:table-cell>
              <table:table-cell office:value-type="float" office:value="7.07087894558198">
                <text:p>7.07087894558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">
                <text:p>0.285</text:p>
              </table:table-cell>
              <table:table-cell office:value-type="float" office:value="0.776048578126698">
                <text:p>0.776048578126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5">
                <text:p>0.655</text:p>
              </table:table-cell>
              <table:table-cell office:value-type="float" office:value="8.51580167542177">
                <text:p>8.5158016754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0.757207139381183">
                <text:p>0.757207139381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5">
                <text:p>0.705</text:p>
              </table:table-cell>
              <table:table-cell office:value-type="float" office:value="10.1639041618817">
                <text:p>10.1639041618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">
                <text:p>0.335</text:p>
              </table:table-cell>
              <table:table-cell office:value-type="float" office:value="0.890846754960998">
                <text:p>0.8908467549609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5">
                <text:p>0.755</text:p>
              </table:table-cell>
              <table:table-cell office:value-type="float" office:value="12.0091484278071">
                <text:p>12.009148427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.890846754960998">
                <text:p>0.890846754960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5">
                <text:p>0.805</text:p>
              </table:table-cell>
              <table:table-cell office:value-type="float" office:value="15.2827377716704">
                <text:p>15.282737771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">
                <text:p>0.385</text:p>
              </table:table-cell>
              <table:table-cell office:value-type="float" office:value="0.94940420145152">
                <text:p>0.949404201451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5">
                <text:p>0.855</text:p>
              </table:table-cell>
              <table:table-cell office:value-type="float" office:value="18.2930377283102">
                <text:p>18.2930377283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  <table:table-cell office:value-type="float" office:value="0.91027830782102">
                <text:p>0.91027830782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5">
                <text:p>0.905</text:p>
              </table:table-cell>
              <table:table-cell office:value-type="float" office:value="24.3136376415899">
                <text:p>24.31363764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">
                <text:p>0.435</text:p>
              </table:table-cell>
              <table:table-cell office:value-type="float" office:value="0.988885789901443">
                <text:p>0.988885789901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0.91027830782102">
                <text:p>0.910278307821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5">
                <text:p>0.485</text:p>
              </table:table-cell>
              <table:table-cell office:value-type="float" office:value="0.833068366371399">
                <text:p>0.833068366371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0.813978468298089">
                <text:p>0.813978468298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">
                <text:p>0.535</text:p>
              </table:table-cell>
              <table:table-cell office:value-type="float" office:value="0.871501757189002">
                <text:p>0.871501757189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.969100130080564">
                <text:p>0.969100130080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5">
                <text:p>0.585</text:p>
              </table:table-cell>
              <table:table-cell office:value-type="float" office:value="1.08918920481072">
                <text:p>1.08918920481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1.27578832774508">
                <text:p>1.27578832774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">
                <text:p>0.635</text:p>
              </table:table-cell>
              <table:table-cell office:value-type="float" office:value="1.36136636409774">
                <text:p>1.36136636409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  <table:table-cell office:value-type="float" office:value="1.47076622473787">
                <text:p>1.47076622473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5">
                <text:p>0.685</text:p>
              </table:table-cell>
              <table:table-cell office:value-type="float" office:value="1.53775384822489">
                <text:p>1.53775384822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  <table:table-cell office:value-type="float" office:value="1.60579092877434">
                <text:p>1.605790928774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5">
                <text:p>0.735</text:p>
              </table:table-cell>
              <table:table-cell office:value-type="float" office:value="1.60579092877434">
                <text:p>1.605790928774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1.60579092877434">
                <text:p>1.605790928774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5">
                <text:p>0.785</text:p>
              </table:table-cell>
              <table:table-cell office:value-type="float" office:value="1.69819749612346">
                <text:p>1.69819749612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">
                <text:p>0.81</text:p>
              </table:table-cell>
              <table:table-cell office:value-type="float" office:value="1.72160965427249">
                <text:p>1.72160965427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5">
                <text:p>0.835</text:p>
              </table:table-cell>
              <table:table-cell office:value-type="float" office:value="1.84060188726957">
                <text:p>1.84060188726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2.03804246922714">
                <text:p>2.03804246922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5">
                <text:p>0.885</text:p>
              </table:table-cell>
              <table:table-cell office:value-type="float" office:value="2.16616222682679">
                <text:p>2.16616222682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2.24488845782565">
                <text:p>2.24488845782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5">
                <text:p>0.935</text:p>
              </table:table-cell>
              <table:table-cell office:value-type="float" office:value="2.37935569509811">
                <text:p>2.37935569509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2.46208095475801">
                <text:p>2.46208095475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5">
                <text:p>0.985</text:p>
              </table:table-cell>
              <table:table-cell office:value-type="float" office:value="2.46208095475801">
                <text:p>2.46208095475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">
                <text:p>1.01</text:p>
              </table:table-cell>
              <table:table-cell office:value-type="float" office:value="2.49000995659971">
                <text:p>2.49000995659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5">
                <text:p>1.035</text:p>
              </table:table-cell>
              <table:table-cell office:value-type="float" office:value="2.5748910588549">
                <text:p>2.57489105885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87cm" svg:y="0.316cm" chart:style-name="ch2">
          <text:p>Angular Misalignment</text:p>
        </chart:title>
        <chart:plot-area chart:style-name="ch3" table:cell-range-address="Sheet1.O3:Sheet1.O7 Sheet1.S3:Sheet1.S7" svg:x="1.331cm" svg:y="1.275cm" svg:width="14.349cm" svg:height="6.564cm">
          <chart:coordinate-region svg:x="1.952cm" svg:y="1.474cm" svg:width="13.488cm" svg:height="5.718cm"/>
          <chart:axis chart:dimension="x" chart:name="primary-x" chart:style-name="ch4">
            <chart:title svg:x="7.059cm" svg:y="8.019cm" chart:style-name="ch5">
              <text:p>Misalignment (deg)</text:p>
            </chart:title>
            <chart:grid chart:style-name="ch6" chart:class="major"/>
          </chart:axis>
          <chart:axis chart:dimension="y" chart:name="primary-y" chart:style-name="ch7">
            <chart:title svg:x="0.451cm" svg:y="5.302cm" chart:style-name="ch8">
              <text:p>Loss (dB)</text:p>
            </chart:title>
            <chart:grid chart:style-name="ch6" chart:class="major"/>
          </chart:axis>
          <chart:series chart:style-name="ch9" chart:values-cell-range-address="Sheet1.S3:Sheet1.S7" chart:class="chart:scatter">
            <chart:domain table:cell-range-address="Sheet1.O3:Sheet1.O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O3:Sheet1.O7</svg:desc>
                </draw:g>
              </table:table-cell>
              <table:table-cell office:value-type="float" office:value="0">
                <text:p>0</text:p>
                <draw:g>
                  <svg:desc>Sheet1.S3:Sheet1.S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.85896252534924">
                <text:p>2.85896252534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4.04926129532704">
                <text:p>4.04926129532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8.59184501292862">
                <text:p>8.59184501292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29.731278535997">
                <text:p>29.7312785359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